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5bd" officeooo:paragraph-rsid="001715bd"/>
    </style:style>
    <style:style style:name="P2" style:family="paragraph" style:parent-style-name="Standard">
      <style:paragraph-properties fo:text-align="justify" style:justify-single-word="false"/>
      <style:text-properties officeooo:rsid="001715bd" officeooo:paragraph-rsid="001715bd"/>
    </style:style>
    <style:style style:name="P3" style:family="paragraph" style:parent-style-name="Standard">
      <style:paragraph-properties fo:text-align="justify" style:justify-single-word="false"/>
      <style:text-properties officeooo:rsid="001715bd" officeooo:paragraph-rsid="001a81a1"/>
    </style:style>
    <style:style style:name="P4" style:family="paragraph" style:parent-style-name="Standard">
      <style:text-properties fo:font-weight="bold" officeooo:rsid="001715bd" officeooo:paragraph-rsid="001715b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1715bd" officeooo:paragraph-rsid="001715bd"/>
    </style:style>
    <style:style style:name="P6" style:family="paragraph" style:parent-style-name="Heading">
      <style:paragraph-properties fo:text-align="center" style:justify-single-word="false"/>
      <style:text-properties officeooo:rsid="0018d41f" officeooo:paragraph-rsid="0018d41f"/>
    </style:style>
    <style:style style:name="P7" style:family="paragraph" style:parent-style-name="Standard">
      <style:text-properties officeooo:rsid="001715bd" officeooo:paragraph-rsid="001715bd"/>
    </style:style>
    <style:style style:name="P8" style:family="paragraph" style:parent-style-name="Standard">
      <style:text-properties officeooo:rsid="001c987c" officeooo:paragraph-rsid="001c987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d41f"/>
    </style:style>
    <style:style style:name="T3" style:family="text">
      <style:text-properties officeooo:rsid="001a81a1"/>
    </style:style>
    <style:style style:name="T4" style:family="text">
      <style:text-properties officeooo:rsid="001b727e"/>
    </style:style>
    <style:style style:name="T5" style:family="text">
      <style:text-properties officeooo:rsid="001b9964"/>
    </style:style>
    <style:style style:name="T6" style:family="text">
      <style:text-properties officeooo:rsid="001c89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coustics : Localised modes in periodic strucutres</text:p>
      <text:p text:style-name="P5">Thomas LECHAT <text:span text:style-name="T2">and</text:span> Alice DINSENMEYER</text:p>
      <text:p text:style-name="P4"/>
      <text:p text:style-name="P4">Abstract<text:span text:style-name="T1"> </text:span></text:p>
      <text:p text:style-name="P2"/>
      <text:p text:style-name="P2"><text:tab/>This study is about sound propagation in periodic structures, focusing on the <text:span text:style-name="T2">specific example</text:span> of a waveguide, periodically loaded by Helmholtz resonators, taking in<text:span text:style-name="T2">to</text:span> account viscothermal losses (distributed in the duct and localised at each resonator). Research on resonant acoustic meta-materials is closely linked to works on lattice in the fields of electromagnetism and crystallography.</text:p>
      <text:p text:style-name="P2"/>
      <text:p text:style-name="P3"><text:tab/>This kind of structures is used for its ability to create a dispersive medium. Indeed, <text:span text:style-name="T3">two kinds of phenomenon unable the wave transmission at some frequencies through the lattice</text:span>. <text:span text:style-name="T5">Some gaps are due to r</text:span>esonators <text:span text:style-name="T3">which</text:span> absorb the energy at frequencies near their resonances. Other frequency gaps, called Bragg gaps, are created by the periodicity of the structure that localises waves for w<text:span text:style-name="T4">hic</text:span>h the wave length is twice the distance between two resonators.</text:p>
      <text:p text:style-name="P2"/>
      <text:p text:style-name="P2"><text:tab/>Theoretical works and numerical simulations are <text:span text:style-name="T6">presented</text:span> in this report in order to describe the frequency response for finite, infinite, disordered and ordered lattice. </text:p>
      <text:p text:style-name="P2"/>
      <text:p text:style-name="P2"/>
      <text:p text:style-name="P2"><text:tab/>Then, using the dispersion relation of the system and introducing a defect on the cavity length of one resonator, a phenomenon of localised wave is studied numerically and observed experimentally. For this purpose, the choice of the <text:span text:style-name="T6">defect resonance frequency</text:span> and its position in the lattice is carefully considered. If the defect resonate<text:span text:style-name="T6">s</text:span> in a frequency gap, the pressure wave resulting from this resonance cannot propagate and is restricted in the vicinity of the defect.</text:p>
      <text:p text:style-name="P2"/>
      <text:p text:style-name="P1"/>
      <text:p text:style-name="P1">Keywords: lossy periodic structures, dispersion, localised mode </text:p>
      <text:p text:style-name="P1"/>
      <text:p text:style-name="P1"/>
      <text:p text:style-name="P1"/>
      <text:p text:style-name="P1"/>
      <text:p text:style-name="P8">N. Gaigeot : Nous avons un doute sur « unable » (second paragraphe) qui se veut signifier « empêcher ». Nous pensions également à « block » ou « stop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</meta:initial-creator>
    <meta:creation-date>2015-05-17T21:44:07.381080999</meta:creation-date>
    <dc:date>2015-05-18T17:27:29.080344210</dc:date>
    <dc:creator>Alice </dc:creator>
    <meta:editing-duration>PT25M5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78" meta:character-count="1807" meta:non-whitespace-character-count="1531"/>
  </office:meta>
</office:document-meta>
</file>